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1.2543in"/>
    </style:style>
    <style:style style:name="co8" style:family="table-column">
      <style:table-column-properties fo:break-before="auto" style:column-width="0.9965in"/>
    </style:style>
    <style:style style:name="co9" style:family="table-column">
      <style:table-column-properties fo:break-before="auto" style:column-width="1.1256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9327in"/>
    </style:style>
    <style:style style:name="co12" style:family="table-column">
      <style:table-column-properties fo:break-before="auto" style:column-width="1.1681in"/>
    </style:style>
    <style:style style:name="co13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trategy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lowerQuantile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upperQuantile</text:p>
          </table:table-cell>
          <table:table-cell table:style-name="ce1" office:value-type="string" calcext:value-type="string">
            <text:p>max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.954963" calcext:value-type="float">
            <text:p>-1.954963</text:p>
          </table:table-cell>
          <table:table-cell office:value-type="float" office:value="0.6894613" calcext:value-type="float">
            <text:p>0.6894613</text:p>
          </table:table-cell>
          <table:table-cell office:value-type="float" office:value="1.4504733" calcext:value-type="float">
            <text:p>1.4504733</text:p>
          </table:table-cell>
          <table:table-cell office:value-type="float" office:value="1.32266714" calcext:value-type="float">
            <text:p>1.32266714</text:p>
          </table:table-cell>
          <table:table-cell office:value-type="float" office:value="1.85884943" calcext:value-type="float">
            <text:p>1.85884943</text:p>
          </table:table-cell>
          <table:table-cell office:value-type="float" office:value="4.178824" calcext:value-type="float">
            <text:p>4.1788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-1.954963" calcext:value-type="float">
            <text:p>-1.954963</text:p>
          </table:table-cell>
          <table:table-cell office:value-type="float" office:value="0.6845482" calcext:value-type="float">
            <text:p>0.6845482</text:p>
          </table:table-cell>
          <table:table-cell office:value-type="float" office:value="1.4465374" calcext:value-type="float">
            <text:p>1.4465374</text:p>
          </table:table-cell>
          <table:table-cell office:value-type="float" office:value="1.31629449" calcext:value-type="float">
            <text:p>1.31629449</text:p>
          </table:table-cell>
          <table:table-cell office:value-type="float" office:value="1.86882972" calcext:value-type="float">
            <text:p>1.86882972</text:p>
          </table:table-cell>
          <table:table-cell office:value-type="float" office:value="4.304022" calcext:value-type="float">
            <text:p>4.3040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-1.954963" calcext:value-type="float">
            <text:p>-1.954963</text:p>
          </table:table-cell>
          <table:table-cell office:value-type="float" office:value="0.6845482" calcext:value-type="float">
            <text:p>0.6845482</text:p>
          </table:table-cell>
          <table:table-cell office:value-type="float" office:value="1.4470015" calcext:value-type="float">
            <text:p>1.4470015</text:p>
          </table:table-cell>
          <table:table-cell office:value-type="float" office:value="1.3108804" calcext:value-type="float">
            <text:p>1.3108804</text:p>
          </table:table-cell>
          <table:table-cell office:value-type="float" office:value="1.79748502" calcext:value-type="float">
            <text:p>1.79748502</text:p>
          </table:table-cell>
          <table:table-cell office:value-type="float" office:value="4.178824" calcext:value-type="float">
            <text:p>4.1788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.954963" calcext:value-type="float">
            <text:p>-1.954963</text:p>
          </table:table-cell>
          <table:table-cell office:value-type="float" office:value="0.6477129" calcext:value-type="float">
            <text:p>0.6477129</text:p>
          </table:table-cell>
          <table:table-cell office:value-type="float" office:value="1.4125994" calcext:value-type="float">
            <text:p>1.4125994</text:p>
          </table:table-cell>
          <table:table-cell office:value-type="float" office:value="1.30243785" calcext:value-type="float">
            <text:p>1.30243785</text:p>
          </table:table-cell>
          <table:table-cell office:value-type="float" office:value="1.79570102" calcext:value-type="float">
            <text:p>1.79570102</text:p>
          </table:table-cell>
          <table:table-cell office:value-type="float" office:value="5.918364" calcext:value-type="float">
            <text:p>5.9183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.954963" calcext:value-type="float">
            <text:p>-1.954963</text:p>
          </table:table-cell>
          <table:table-cell office:value-type="float" office:value="0.6520494" calcext:value-type="float">
            <text:p>0.6520494</text:p>
          </table:table-cell>
          <table:table-cell office:value-type="float" office:value="1.4467694" calcext:value-type="float">
            <text:p>1.4467694</text:p>
          </table:table-cell>
          <table:table-cell office:value-type="float" office:value="1.3019796" calcext:value-type="float">
            <text:p>1.3019796</text:p>
          </table:table-cell>
          <table:table-cell office:value-type="float" office:value="1.7987538" calcext:value-type="float">
            <text:p>1.7987538</text:p>
          </table:table-cell>
          <table:table-cell office:value-type="float" office:value="4.178824" calcext:value-type="float">
            <text:p>4.1788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.954963" calcext:value-type="float">
            <text:p>-1.954963</text:p>
          </table:table-cell>
          <table:table-cell office:value-type="float" office:value="0.6634266" calcext:value-type="float">
            <text:p>0.6634266</text:p>
          </table:table-cell>
          <table:table-cell office:value-type="float" office:value="1.4121917" calcext:value-type="float">
            <text:p>1.4121917</text:p>
          </table:table-cell>
          <table:table-cell office:value-type="float" office:value="1.29125093" calcext:value-type="float">
            <text:p>1.29125093</text:p>
          </table:table-cell>
          <table:table-cell office:value-type="float" office:value="1.79659302" calcext:value-type="float">
            <text:p>1.79659302</text:p>
          </table:table-cell>
          <table:table-cell office:value-type="float" office:value="3.696456" calcext:value-type="float">
            <text:p>3.6964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-1.19432" calcext:value-type="float">
            <text:p>-1.19432</text:p>
          </table:table-cell>
          <table:table-cell office:value-type="float" office:value="-0.1028058" calcext:value-type="float">
            <text:p>-0.1028058</text:p>
          </table:table-cell>
          <table:table-cell office:value-type="float" office:value="1.0299806" calcext:value-type="float">
            <text:p>1.0299806</text:p>
          </table:table-cell>
          <table:table-cell office:value-type="float" office:value="0.80771549" calcext:value-type="float">
            <text:p>0.80771549</text:p>
          </table:table-cell>
          <table:table-cell office:value-type="float" office:value="1.51017309" calcext:value-type="float">
            <text:p>1.51017309</text:p>
          </table:table-cell>
          <table:table-cell office:value-type="float" office:value="4.303994" calcext:value-type="float">
            <text:p>4.303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-1.19432" calcext:value-type="float">
            <text:p>-1.19432</text:p>
          </table:table-cell>
          <table:table-cell office:value-type="float" office:value="-0.1370292" calcext:value-type="float">
            <text:p>-0.1370292</text:p>
          </table:table-cell>
          <table:table-cell office:value-type="float" office:value="1.0360037" calcext:value-type="float">
            <text:p>1.0360037</text:p>
          </table:table-cell>
          <table:table-cell office:value-type="float" office:value="0.78961158" calcext:value-type="float">
            <text:p>0.78961158</text:p>
          </table:table-cell>
          <table:table-cell office:value-type="float" office:value="1.50799039" calcext:value-type="float">
            <text:p>1.50799039</text:p>
          </table:table-cell>
          <table:table-cell office:value-type="float" office:value="3.452119" calcext:value-type="float">
            <text:p>3.4521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-1.404858" calcext:value-type="float">
            <text:p>-1.404858</text:p>
          </table:table-cell>
          <table:table-cell office:value-type="float" office:value="-0.1430328" calcext:value-type="float">
            <text:p>-0.1430328</text:p>
          </table:table-cell>
          <table:table-cell office:value-type="float" office:value="1.0230559" calcext:value-type="float">
            <text:p>1.0230559</text:p>
          </table:table-cell>
          <table:table-cell office:value-type="float" office:value="0.78801546" calcext:value-type="float">
            <text:p>0.78801546</text:p>
          </table:table-cell>
          <table:table-cell office:value-type="float" office:value="1.50703907" calcext:value-type="float">
            <text:p>1.50703907</text:p>
          </table:table-cell>
          <table:table-cell office:value-type="float" office:value="4.303994" calcext:value-type="float">
            <text:p>4.303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-1.404858" calcext:value-type="float">
            <text:p>-1.404858</text:p>
          </table:table-cell>
          <table:table-cell office:value-type="float" office:value="-0.1426362" calcext:value-type="float">
            <text:p>-0.1426362</text:p>
          </table:table-cell>
          <table:table-cell office:value-type="float" office:value="0.9910312" calcext:value-type="float">
            <text:p>0.9910312</text:p>
          </table:table-cell>
          <table:table-cell office:value-type="float" office:value="0.77440564" calcext:value-type="float">
            <text:p>0.77440564</text:p>
          </table:table-cell>
          <table:table-cell office:value-type="float" office:value="1.50542258" calcext:value-type="float">
            <text:p>1.50542258</text:p>
          </table:table-cell>
          <table:table-cell office:value-type="float" office:value="3.452119" calcext:value-type="float">
            <text:p>3.4521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-1.19432" calcext:value-type="float">
            <text:p>-1.19432</text:p>
          </table:table-cell>
          <table:table-cell office:value-type="float" office:value="-0.3303912" calcext:value-type="float">
            <text:p>-0.3303912</text:p>
          </table:table-cell>
          <table:table-cell office:value-type="float" office:value="0.6127238" calcext:value-type="float">
            <text:p>0.6127238</text:p>
          </table:table-cell>
          <table:table-cell office:value-type="float" office:value="0.58077275" calcext:value-type="float">
            <text:p>0.58077275</text:p>
          </table:table-cell>
          <table:table-cell office:value-type="float" office:value="1.39812404" calcext:value-type="float">
            <text:p>1.39812404</text:p>
          </table:table-cell>
          <table:table-cell office:value-type="float" office:value="2.884913" calcext:value-type="float">
            <text:p>2.8849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-1.19432" calcext:value-type="float">
            <text:p>-1.19432</text:p>
          </table:table-cell>
          <table:table-cell office:value-type="float" office:value="-0.3305439" calcext:value-type="float">
            <text:p>-0.3305439</text:p>
          </table:table-cell>
          <table:table-cell office:value-type="float" office:value="0.6005917" calcext:value-type="float">
            <text:p>0.6005917</text:p>
          </table:table-cell>
          <table:table-cell office:value-type="float" office:value="0.57088665" calcext:value-type="float">
            <text:p>0.57088665</text:p>
          </table:table-cell>
          <table:table-cell office:value-type="float" office:value="1.41178395" calcext:value-type="float">
            <text:p>1.41178395</text:p>
          </table:table-cell>
          <table:table-cell office:value-type="float" office:value="2.884913" calcext:value-type="float">
            <text:p>2.8849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-1.230293" calcext:value-type="float">
            <text:p>-1.230293</text:p>
          </table:table-cell>
          <table:table-cell office:value-type="float" office:value="-0.3801029" calcext:value-type="float">
            <text:p>-0.3801029</text:p>
          </table:table-cell>
          <table:table-cell office:value-type="float" office:value="0.5385878" calcext:value-type="float">
            <text:p>0.5385878</text:p>
          </table:table-cell>
          <table:table-cell office:value-type="float" office:value="0.54138672" calcext:value-type="float">
            <text:p>0.54138672</text:p>
          </table:table-cell>
          <table:table-cell office:value-type="float" office:value="1.4103926" calcext:value-type="float">
            <text:p>1.4103926</text:p>
          </table:table-cell>
          <table:table-cell office:value-type="float" office:value="5.400631" calcext:value-type="float">
            <text:p>5.4006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-1.230293" calcext:value-type="float">
            <text:p>-1.230293</text:p>
          </table:table-cell>
          <table:table-cell office:value-type="float" office:value="-0.357668" calcext:value-type="float">
            <text:p>-0.357668</text:p>
          </table:table-cell>
          <table:table-cell office:value-type="float" office:value="0.5519842" calcext:value-type="float">
            <text:p>0.5519842</text:p>
          </table:table-cell>
          <table:table-cell office:value-type="float" office:value="0.52769343" calcext:value-type="float">
            <text:p>0.52769343</text:p>
          </table:table-cell>
          <table:table-cell office:value-type="float" office:value="1.4021713" calcext:value-type="float">
            <text:p>1.4021713</text:p>
          </table:table-cell>
          <table:table-cell office:value-type="float" office:value="3.141359" calcext:value-type="float">
            <text:p>3.1413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-1.997816" calcext:value-type="float">
            <text:p>-1.997816</text:p>
          </table:table-cell>
          <table:table-cell office:value-type="float" office:value="-0.5418913" calcext:value-type="float">
            <text:p>-0.5418913</text:p>
          </table:table-cell>
          <table:table-cell office:value-type="float" office:value="-0.1288376" calcext:value-type="float">
            <text:p>-0.1288376</text:p>
          </table:table-cell>
          <table:table-cell office:value-type="float" office:value="0.16237385" calcext:value-type="float">
            <text:p>0.16237385</text:p>
          </table:table-cell>
          <table:table-cell office:value-type="float" office:value="0.70698004" calcext:value-type="float">
            <text:p>0.70698004</text:p>
          </table:table-cell>
          <table:table-cell office:value-type="float" office:value="3.439215" calcext:value-type="float">
            <text:p>3.4392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-1.997816" calcext:value-type="float">
            <text:p>-1.997816</text:p>
          </table:table-cell>
          <table:table-cell office:value-type="float" office:value="-0.5706345" calcext:value-type="float">
            <text:p>-0.5706345</text:p>
          </table:table-cell>
          <table:table-cell office:value-type="float" office:value="-0.1373824" calcext:value-type="float">
            <text:p>-0.1373824</text:p>
          </table:table-cell>
          <table:table-cell office:value-type="float" office:value="0.16177438" calcext:value-type="float">
            <text:p>0.16177438</text:p>
          </table:table-cell>
          <table:table-cell office:value-type="float" office:value="0.71599251" calcext:value-type="float">
            <text:p>0.71599251</text:p>
          </table:table-cell>
          <table:table-cell office:value-type="float" office:value="3.376668" calcext:value-type="float">
            <text:p>3.3766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-1.997816" calcext:value-type="float">
            <text:p>-1.997816</text:p>
          </table:table-cell>
          <table:table-cell office:value-type="float" office:value="-0.580142" calcext:value-type="float">
            <text:p>-0.580142</text:p>
          </table:table-cell>
          <table:table-cell office:value-type="float" office:value="-0.1486562" calcext:value-type="float">
            <text:p>-0.1486562</text:p>
          </table:table-cell>
          <table:table-cell office:value-type="float" office:value="0.12022688" calcext:value-type="float">
            <text:p>0.12022688</text:p>
          </table:table-cell>
          <table:table-cell office:value-type="float" office:value="0.70677876" calcext:value-type="float">
            <text:p>0.70677876</text:p>
          </table:table-cell>
          <table:table-cell office:value-type="float" office:value="3.21658" calcext:value-type="float">
            <text:p>3.216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-1.997816" calcext:value-type="float">
            <text:p>-1.997816</text:p>
          </table:table-cell>
          <table:table-cell office:value-type="float" office:value="-0.5595848" calcext:value-type="float">
            <text:p>-0.5595848</text:p>
          </table:table-cell>
          <table:table-cell office:value-type="float" office:value="-0.147945" calcext:value-type="float">
            <text:p>-0.147945</text:p>
          </table:table-cell>
          <table:table-cell office:value-type="float" office:value="0.1176499" calcext:value-type="float">
            <text:p>0.1176499</text:p>
          </table:table-cell>
          <table:table-cell office:value-type="float" office:value="0.64103533" calcext:value-type="float">
            <text:p>0.64103533</text:p>
          </table:table-cell>
          <table:table-cell office:value-type="float" office:value="3.369524" calcext:value-type="float">
            <text:p>3.3695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-1.403711" calcext:value-type="float">
            <text:p>-1.403711</text:p>
          </table:table-cell>
          <table:table-cell office:value-type="float" office:value="-0.5573432" calcext:value-type="float">
            <text:p>-0.5573432</text:p>
          </table:table-cell>
          <table:table-cell office:value-type="float" office:value="-0.2233773" calcext:value-type="float">
            <text:p>-0.2233773</text:p>
          </table:table-cell>
          <table:table-cell office:value-type="float" office:value="0.05995754" calcext:value-type="float">
            <text:p>0.05995754</text:p>
          </table:table-cell>
          <table:table-cell office:value-type="float" office:value="0.84344299" calcext:value-type="float">
            <text:p>0.84344299</text:p>
          </table:table-cell>
          <table:table-cell office:value-type="float" office:value="3.234273" calcext:value-type="float">
            <text:p>3.2342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-1.403711" calcext:value-type="float">
            <text:p>-1.403711</text:p>
          </table:table-cell>
          <table:table-cell office:value-type="float" office:value="-0.5698333" calcext:value-type="float">
            <text:p>-0.5698333</text:p>
          </table:table-cell>
          <table:table-cell office:value-type="float" office:value="-0.2487394" calcext:value-type="float">
            <text:p>-0.2487394</text:p>
          </table:table-cell>
          <table:table-cell office:value-type="float" office:value="0.03992499" calcext:value-type="float">
            <text:p>0.03992499</text:p>
          </table:table-cell>
          <table:table-cell office:value-type="float" office:value="0.76299767" calcext:value-type="float">
            <text:p>0.76299767</text:p>
          </table:table-cell>
          <table:table-cell office:value-type="float" office:value="2.686906" calcext:value-type="float">
            <text:p>2.6869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-1.403711" calcext:value-type="float">
            <text:p>-1.403711</text:p>
          </table:table-cell>
          <table:table-cell office:value-type="float" office:value="-0.6373411" calcext:value-type="float">
            <text:p>-0.6373411</text:p>
          </table:table-cell>
          <table:table-cell office:value-type="float" office:value="-0.357668" calcext:value-type="float">
            <text:p>-0.357668</text:p>
          </table:table-cell>
          <table:table-cell office:value-type="float" office:value="-0.03911671" calcext:value-type="float">
            <text:p>-0.03911671</text:p>
          </table:table-cell>
          <table:table-cell office:value-type="float" office:value="0.70910893" calcext:value-type="float">
            <text:p>0.70910893</text:p>
          </table:table-cell>
          <table:table-cell office:value-type="float" office:value="2.686906" calcext:value-type="float">
            <text:p>2.6869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-1.403711" calcext:value-type="float">
            <text:p>-1.403711</text:p>
          </table:table-cell>
          <table:table-cell office:value-type="float" office:value="-0.6343048" calcext:value-type="float">
            <text:p>-0.6343048</text:p>
          </table:table-cell>
          <table:table-cell office:value-type="float" office:value="-0.3758037" calcext:value-type="float">
            <text:p>-0.3758037</text:p>
          </table:table-cell>
          <table:table-cell office:value-type="float" office:value="-0.05696231" calcext:value-type="float">
            <text:p>-0.05696231</text:p>
          </table:table-cell>
          <table:table-cell office:value-type="float" office:value="0.64673529" calcext:value-type="float">
            <text:p>0.64673529</text:p>
          </table:table-cell>
          <table:table-cell office:value-type="float" office:value="2.686906" calcext:value-type="float">
            <text:p>2.6869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-2.088005" calcext:value-type="float">
            <text:p>-2.088005</text:p>
          </table:table-cell>
          <table:table-cell office:value-type="float" office:value="-0.5732624" calcext:value-type="float">
            <text:p>-0.5732624</text:p>
          </table:table-cell>
          <table:table-cell office:value-type="float" office:value="-0.3012325" calcext:value-type="float">
            <text:p>-0.3012325</text:p>
          </table:table-cell>
          <table:table-cell office:value-type="float" office:value="-0.1018691" calcext:value-type="float">
            <text:p>-0.1018691</text:p>
          </table:table-cell>
          <table:table-cell office:value-type="float" office:value="0.12920687" calcext:value-type="float">
            <text:p>0.12920687</text:p>
          </table:table-cell>
          <table:table-cell office:value-type="float" office:value="3.214344" calcext:value-type="float">
            <text:p>3.2143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-2.088005" calcext:value-type="float">
            <text:p>-2.088005</text:p>
          </table:table-cell>
          <table:table-cell office:value-type="float" office:value="-0.5774423" calcext:value-type="float">
            <text:p>-0.5774423</text:p>
          </table:table-cell>
          <table:table-cell office:value-type="float" office:value="-0.3199561" calcext:value-type="float">
            <text:p>-0.3199561</text:p>
          </table:table-cell>
          <table:table-cell office:value-type="float" office:value="-0.11674462" calcext:value-type="float">
            <text:p>-0.11674462</text:p>
          </table:table-cell>
          <table:table-cell office:value-type="float" office:value="0.10618659" calcext:value-type="float">
            <text:p>0.10618659</text:p>
          </table:table-cell>
          <table:table-cell office:value-type="float" office:value="3.214344" calcext:value-type="float">
            <text:p>3.2143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.776142" calcext:value-type="float">
            <text:p>-1.776142</text:p>
          </table:table-cell>
          <table:table-cell office:value-type="float" office:value="-0.5904198" calcext:value-type="float">
            <text:p>-0.5904198</text:p>
          </table:table-cell>
          <table:table-cell office:value-type="float" office:value="-0.339967" calcext:value-type="float">
            <text:p>-0.339967</text:p>
          </table:table-cell>
          <table:table-cell office:value-type="float" office:value="-0.11760887" calcext:value-type="float">
            <text:p>-0.11760887</text:p>
          </table:table-cell>
          <table:table-cell office:value-type="float" office:value="0.23821478" calcext:value-type="float">
            <text:p>0.23821478</text:p>
          </table:table-cell>
          <table:table-cell office:value-type="float" office:value="2.574153" calcext:value-type="float">
            <text:p>2.5741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-1.776142" calcext:value-type="float">
            <text:p>-1.776142</text:p>
          </table:table-cell>
          <table:table-cell office:value-type="float" office:value="-0.5899436" calcext:value-type="float">
            <text:p>-0.5899436</text:p>
          </table:table-cell>
          <table:table-cell office:value-type="float" office:value="-0.339967" calcext:value-type="float">
            <text:p>-0.339967</text:p>
          </table:table-cell>
          <table:table-cell office:value-type="float" office:value="-0.12246449" calcext:value-type="float">
            <text:p>-0.12246449</text:p>
          </table:table-cell>
          <table:table-cell office:value-type="float" office:value="0.23035055" calcext:value-type="float">
            <text:p>0.23035055</text:p>
          </table:table-cell>
          <table:table-cell office:value-type="float" office:value="2.147316" calcext:value-type="float">
            <text:p>2.1473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.776142" calcext:value-type="float">
            <text:p>-1.776142</text:p>
          </table:table-cell>
          <table:table-cell office:value-type="float" office:value="-0.5906578" calcext:value-type="float">
            <text:p>-0.5906578</text:p>
          </table:table-cell>
          <table:table-cell office:value-type="float" office:value="-0.3422801" calcext:value-type="float">
            <text:p>-0.3422801</text:p>
          </table:table-cell>
          <table:table-cell office:value-type="float" office:value="-0.12349849" calcext:value-type="float">
            <text:p>-0.12349849</text:p>
          </table:table-cell>
          <table:table-cell office:value-type="float" office:value="0.2421469" calcext:value-type="float">
            <text:p>0.2421469</text:p>
          </table:table-cell>
          <table:table-cell office:value-type="float" office:value="2.147316" calcext:value-type="float">
            <text:p>2.1473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.776142" calcext:value-type="float">
            <text:p>-1.776142</text:p>
          </table:table-cell>
          <table:table-cell office:value-type="float" office:value="-0.5938891" calcext:value-type="float">
            <text:p>-0.5938891</text:p>
          </table:table-cell>
          <table:table-cell office:value-type="float" office:value="-0.3549891" calcext:value-type="float">
            <text:p>-0.3549891</text:p>
          </table:table-cell>
          <table:table-cell office:value-type="float" office:value="-0.13772337" calcext:value-type="float">
            <text:p>-0.13772337</text:p>
          </table:table-cell>
          <table:table-cell office:value-type="float" office:value="0.22674168" calcext:value-type="float">
            <text:p>0.22674168</text:p>
          </table:table-cell>
          <table:table-cell office:value-type="float" office:value="2.574153" calcext:value-type="float">
            <text:p>2.5741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-1.776142" calcext:value-type="float">
            <text:p>-1.776142</text:p>
          </table:table-cell>
          <table:table-cell office:value-type="float" office:value="-0.5957474" calcext:value-type="float">
            <text:p>-0.5957474</text:p>
          </table:table-cell>
          <table:table-cell office:value-type="float" office:value="-0.3562451" calcext:value-type="float">
            <text:p>-0.3562451</text:p>
          </table:table-cell>
          <table:table-cell office:value-type="float" office:value="-0.14960287" calcext:value-type="float">
            <text:p>-0.14960287</text:p>
          </table:table-cell>
          <table:table-cell office:value-type="float" office:value="0.21833292" calcext:value-type="float">
            <text:p>0.21833292</text:p>
          </table:table-cell>
          <table:table-cell office:value-type="float" office:value="2.147316" calcext:value-type="float">
            <text:p>2.1473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-1.776142" calcext:value-type="float">
            <text:p>-1.776142</text:p>
          </table:table-cell>
          <table:table-cell office:value-type="float" office:value="-0.5987429" calcext:value-type="float">
            <text:p>-0.5987429</text:p>
          </table:table-cell>
          <table:table-cell office:value-type="float" office:value="-0.3796327" calcext:value-type="float">
            <text:p>-0.3796327</text:p>
          </table:table-cell>
          <table:table-cell office:value-type="float" office:value="-0.14984102" calcext:value-type="float">
            <text:p>-0.14984102</text:p>
          </table:table-cell>
          <table:table-cell office:value-type="float" office:value="0.11004708" calcext:value-type="float">
            <text:p>0.11004708</text:p>
          </table:table-cell>
          <table:table-cell office:value-type="float" office:value="3.176981" calcext:value-type="float">
            <text:p>3.1769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.776142" calcext:value-type="float">
            <text:p>-1.776142</text:p>
          </table:table-cell>
          <table:table-cell office:value-type="float" office:value="-0.5975849" calcext:value-type="float">
            <text:p>-0.5975849</text:p>
          </table:table-cell>
          <table:table-cell office:value-type="float" office:value="-0.3570971" calcext:value-type="float">
            <text:p>-0.3570971</text:p>
          </table:table-cell>
          <table:table-cell office:value-type="float" office:value="-0.15134451" calcext:value-type="float">
            <text:p>-0.15134451</text:p>
          </table:table-cell>
          <table:table-cell office:value-type="float" office:value="0.21833292" calcext:value-type="float">
            <text:p>0.21833292</text:p>
          </table:table-cell>
          <table:table-cell office:value-type="float" office:value="2.147316" calcext:value-type="float">
            <text:p>2.1473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-1.776142" calcext:value-type="float">
            <text:p>-1.776142</text:p>
          </table:table-cell>
          <table:table-cell office:value-type="float" office:value="-0.593622" calcext:value-type="float">
            <text:p>-0.593622</text:p>
          </table:table-cell>
          <table:table-cell office:value-type="float" office:value="-0.37358" calcext:value-type="float">
            <text:p>-0.37358</text:p>
          </table:table-cell>
          <table:table-cell office:value-type="float" office:value="-0.15482648" calcext:value-type="float">
            <text:p>-0.15482648</text:p>
          </table:table-cell>
          <table:table-cell office:value-type="float" office:value="0.12944742" calcext:value-type="float">
            <text:p>0.12944742</text:p>
          </table:table-cell>
          <table:table-cell office:value-type="float" office:value="2.285028" calcext:value-type="float">
            <text:p>2.2850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-1.776142" calcext:value-type="float">
            <text:p>-1.776142</text:p>
          </table:table-cell>
          <table:table-cell office:value-type="float" office:value="-0.6011123" calcext:value-type="float">
            <text:p>-0.6011123</text:p>
          </table:table-cell>
          <table:table-cell office:value-type="float" office:value="-0.396752" calcext:value-type="float">
            <text:p>-0.396752</text:p>
          </table:table-cell>
          <table:table-cell office:value-type="float" office:value="-0.16020436" calcext:value-type="float">
            <text:p>-0.16020436</text:p>
          </table:table-cell>
          <table:table-cell office:value-type="float" office:value="0.19334829" calcext:value-type="float">
            <text:p>0.19334829</text:p>
          </table:table-cell>
          <table:table-cell office:value-type="float" office:value="2.574153" calcext:value-type="float">
            <text:p>2.5741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-1.61802" calcext:value-type="float">
            <text:p>-1.61802</text:p>
          </table:table-cell>
          <table:table-cell office:value-type="float" office:value="-0.6424644" calcext:value-type="float">
            <text:p>-0.6424644</text:p>
          </table:table-cell>
          <table:table-cell office:value-type="float" office:value="-0.3372464" calcext:value-type="float">
            <text:p>-0.3372464</text:p>
          </table:table-cell>
          <table:table-cell office:value-type="float" office:value="-0.17548745" calcext:value-type="float">
            <text:p>-0.17548745</text:p>
          </table:table-cell>
          <table:table-cell office:value-type="float" office:value="0.06683571" calcext:value-type="float">
            <text:p>0.06683571</text:p>
          </table:table-cell>
          <table:table-cell office:value-type="float" office:value="3.356349" calcext:value-type="float">
            <text:p>3.3563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-1.776142" calcext:value-type="float">
            <text:p>-1.776142</text:p>
          </table:table-cell>
          <table:table-cell office:value-type="float" office:value="-0.6050091" calcext:value-type="float">
            <text:p>-0.6050091</text:p>
          </table:table-cell>
          <table:table-cell office:value-type="float" office:value="-0.3997842" calcext:value-type="float">
            <text:p>-0.3997842</text:p>
          </table:table-cell>
          <table:table-cell office:value-type="float" office:value="-0.18408254" calcext:value-type="float">
            <text:p>-0.18408254</text:p>
          </table:table-cell>
          <table:table-cell office:value-type="float" office:value="0.09046975" calcext:value-type="float">
            <text:p>0.09046975</text:p>
          </table:table-cell>
          <table:table-cell office:value-type="float" office:value="3.176981" calcext:value-type="float">
            <text:p>3.1769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-1.776142" calcext:value-type="float">
            <text:p>-1.776142</text:p>
          </table:table-cell>
          <table:table-cell office:value-type="float" office:value="-0.5999276" calcext:value-type="float">
            <text:p>-0.5999276</text:p>
          </table:table-cell>
          <table:table-cell office:value-type="float" office:value="-0.3812226" calcext:value-type="float">
            <text:p>-0.3812226</text:p>
          </table:table-cell>
          <table:table-cell office:value-type="float" office:value="-0.18572979" calcext:value-type="float">
            <text:p>-0.18572979</text:p>
          </table:table-cell>
          <table:table-cell office:value-type="float" office:value="0.11520241" calcext:value-type="float">
            <text:p>0.11520241</text:p>
          </table:table-cell>
          <table:table-cell office:value-type="float" office:value="2.147316" calcext:value-type="float">
            <text:p>2.1473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-1.776142" calcext:value-type="float">
            <text:p>-1.776142</text:p>
          </table:table-cell>
          <table:table-cell office:value-type="float" office:value="-0.6047387" calcext:value-type="float">
            <text:p>-0.6047387</text:p>
          </table:table-cell>
          <table:table-cell office:value-type="float" office:value="-0.401247" calcext:value-type="float">
            <text:p>-0.401247</text:p>
          </table:table-cell>
          <table:table-cell office:value-type="float" office:value="-0.18626411" calcext:value-type="float">
            <text:p>-0.18626411</text:p>
          </table:table-cell>
          <table:table-cell office:value-type="float" office:value="0.11206724" calcext:value-type="float">
            <text:p>0.11206724</text:p>
          </table:table-cell>
          <table:table-cell office:value-type="float" office:value="2.285028" calcext:value-type="float">
            <text:p>2.2850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-2.698848" calcext:value-type="float">
            <text:p>-2.698848</text:p>
          </table:table-cell>
          <table:table-cell office:value-type="float" office:value="-0.6424859" calcext:value-type="float">
            <text:p>-0.6424859</text:p>
          </table:table-cell>
          <table:table-cell office:value-type="float" office:value="-0.3455222" calcext:value-type="float">
            <text:p>-0.3455222</text:p>
          </table:table-cell>
          <table:table-cell office:value-type="float" office:value="-0.1919681" calcext:value-type="float">
            <text:p>-0.1919681</text:p>
          </table:table-cell>
          <table:table-cell office:value-type="float" office:value="0.03178425" calcext:value-type="float">
            <text:p>0.03178425</text:p>
          </table:table-cell>
          <table:table-cell office:value-type="float" office:value="3.300404" calcext:value-type="float">
            <text:p>3.3004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-1.776142" calcext:value-type="float">
            <text:p>-1.776142</text:p>
          </table:table-cell>
          <table:table-cell office:value-type="float" office:value="-0.6466369" calcext:value-type="float">
            <text:p>-0.6466369</text:p>
          </table:table-cell>
          <table:table-cell office:value-type="float" office:value="-0.4399361" calcext:value-type="float">
            <text:p>-0.4399361</text:p>
          </table:table-cell>
          <table:table-cell office:value-type="float" office:value="-0.19930378" calcext:value-type="float">
            <text:p>-0.19930378</text:p>
          </table:table-cell>
          <table:table-cell office:value-type="float" office:value="0.07098728" calcext:value-type="float">
            <text:p>0.07098728</text:p>
          </table:table-cell>
          <table:table-cell office:value-type="float" office:value="3.176981" calcext:value-type="float">
            <text:p>3.1769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-2.698848" calcext:value-type="float">
            <text:p>-2.698848</text:p>
          </table:table-cell>
          <table:table-cell office:value-type="float" office:value="-0.6506494" calcext:value-type="float">
            <text:p>-0.6506494</text:p>
          </table:table-cell>
          <table:table-cell office:value-type="float" office:value="-0.3558411" calcext:value-type="float">
            <text:p>-0.3558411</text:p>
          </table:table-cell>
          <table:table-cell office:value-type="float" office:value="-0.20449911" calcext:value-type="float">
            <text:p>-0.20449911</text:p>
          </table:table-cell>
          <table:table-cell office:value-type="float" office:value="0.01380079" calcext:value-type="float">
            <text:p>0.01380079</text:p>
          </table:table-cell>
          <table:table-cell office:value-type="float" office:value="3.300404" calcext:value-type="float">
            <text:p>3.3004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-1.61802" calcext:value-type="float">
            <text:p>-1.61802</text:p>
          </table:table-cell>
          <table:table-cell office:value-type="float" office:value="-0.6483284" calcext:value-type="float">
            <text:p>-0.6483284</text:p>
          </table:table-cell>
          <table:table-cell office:value-type="float" office:value="-0.3518533" calcext:value-type="float">
            <text:p>-0.3518533</text:p>
          </table:table-cell>
          <table:table-cell office:value-type="float" office:value="-0.20564725" calcext:value-type="float">
            <text:p>-0.20564725</text:p>
          </table:table-cell>
          <table:table-cell office:value-type="float" office:value="0.02281355" calcext:value-type="float">
            <text:p>0.02281355</text:p>
          </table:table-cell>
          <table:table-cell office:value-type="float" office:value="3.356349" calcext:value-type="float">
            <text:p>3.3563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-1.776142" calcext:value-type="float">
            <text:p>-1.776142</text:p>
          </table:table-cell>
          <table:table-cell office:value-type="float" office:value="-0.6519348" calcext:value-type="float">
            <text:p>-0.6519348</text:p>
          </table:table-cell>
          <table:table-cell office:value-type="float" office:value="-0.4427219" calcext:value-type="float">
            <text:p>-0.4427219</text:p>
          </table:table-cell>
          <table:table-cell office:value-type="float" office:value="-0.22589548" calcext:value-type="float">
            <text:p>-0.22589548</text:p>
          </table:table-cell>
          <table:table-cell office:value-type="float" office:value="0.01246271" calcext:value-type="float">
            <text:p>0.01246271</text:p>
          </table:table-cell>
          <table:table-cell office:value-type="float" office:value="3.176981" calcext:value-type="float">
            <text:p>3.1769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-2.018085" calcext:value-type="float">
            <text:p>-2.018085</text:p>
          </table:table-cell>
          <table:table-cell office:value-type="float" office:value="-0.7669161" calcext:value-type="float">
            <text:p>-0.7669161</text:p>
          </table:table-cell>
          <table:table-cell office:value-type="float" office:value="-0.4041416" calcext:value-type="float">
            <text:p>-0.4041416</text:p>
          </table:table-cell>
          <table:table-cell office:value-type="float" office:value="-0.34168782" calcext:value-type="float">
            <text:p>-0.34168782</text:p>
          </table:table-cell>
          <table:table-cell office:value-type="float" office:value="-0.08715094" calcext:value-type="float">
            <text:p>-0.08715094</text:p>
          </table:table-cell>
          <table:table-cell office:value-type="float" office:value="4.734129" calcext:value-type="float">
            <text:p>4.7341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-2.018085" calcext:value-type="float">
            <text:p>-2.018085</text:p>
          </table:table-cell>
          <table:table-cell office:value-type="float" office:value="-0.7733241" calcext:value-type="float">
            <text:p>-0.7733241</text:p>
          </table:table-cell>
          <table:table-cell office:value-type="float" office:value="-0.4233582" calcext:value-type="float">
            <text:p>-0.4233582</text:p>
          </table:table-cell>
          <table:table-cell office:value-type="float" office:value="-0.37280317" calcext:value-type="float">
            <text:p>-0.37280317</text:p>
          </table:table-cell>
          <table:table-cell office:value-type="float" office:value="-0.11964241" calcext:value-type="float">
            <text:p>-0.11964241</text:p>
          </table:table-cell>
          <table:table-cell office:value-type="float" office:value="2.893498" calcext:value-type="float">
            <text:p>2.8934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-1.626049" calcext:value-type="float">
            <text:p>-1.626049</text:p>
          </table:table-cell>
          <table:table-cell office:value-type="float" office:value="-0.7605455" calcext:value-type="float">
            <text:p>-0.7605455</text:p>
          </table:table-cell>
          <table:table-cell office:value-type="float" office:value="-0.4983491" calcext:value-type="float">
            <text:p>-0.4983491</text:p>
          </table:table-cell>
          <table:table-cell office:value-type="float" office:value="-0.37317375" calcext:value-type="float">
            <text:p>-0.37317375</text:p>
          </table:table-cell>
          <table:table-cell office:value-type="float" office:value="-0.1810223" calcext:value-type="float">
            <text:p>-0.1810223</text:p>
          </table:table-cell>
          <table:table-cell office:value-type="float" office:value="2.765021" calcext:value-type="float">
            <text:p>2.7650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-1.626049" calcext:value-type="float">
            <text:p>-1.626049</text:p>
          </table:table-cell>
          <table:table-cell office:value-type="float" office:value="-0.7730742" calcext:value-type="float">
            <text:p>-0.7730742</text:p>
          </table:table-cell>
          <table:table-cell office:value-type="float" office:value="-0.5018643" calcext:value-type="float">
            <text:p>-0.5018643</text:p>
          </table:table-cell>
          <table:table-cell office:value-type="float" office:value="-0.39185199" calcext:value-type="float">
            <text:p>-0.39185199</text:p>
          </table:table-cell>
          <table:table-cell office:value-type="float" office:value="-0.20161193" calcext:value-type="float">
            <text:p>-0.20161193</text:p>
          </table:table-cell>
          <table:table-cell office:value-type="float" office:value="1.664719" calcext:value-type="float">
            <text:p>1.6647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-1.895214" calcext:value-type="float">
            <text:p>-1.895214</text:p>
          </table:table-cell>
          <table:table-cell office:value-type="float" office:value="-0.7938856" calcext:value-type="float">
            <text:p>-0.7938856</text:p>
          </table:table-cell>
          <table:table-cell office:value-type="float" office:value="-0.5584102" calcext:value-type="float">
            <text:p>-0.5584102</text:p>
          </table:table-cell>
          <table:table-cell office:value-type="float" office:value="-0.4194722" calcext:value-type="float">
            <text:p>-0.4194722</text:p>
          </table:table-cell>
          <table:table-cell office:value-type="float" office:value="-0.33099106" calcext:value-type="float">
            <text:p>-0.33099106</text:p>
          </table:table-cell>
          <table:table-cell office:value-type="float" office:value="3.075888" calcext:value-type="float">
            <text:p>3.0758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-1.895214" calcext:value-type="float">
            <text:p>-1.895214</text:p>
          </table:table-cell>
          <table:table-cell office:value-type="float" office:value="-0.7933762" calcext:value-type="float">
            <text:p>-0.7933762</text:p>
          </table:table-cell>
          <table:table-cell office:value-type="float" office:value="-0.564754" calcext:value-type="float">
            <text:p>-0.564754</text:p>
          </table:table-cell>
          <table:table-cell office:value-type="float" office:value="-0.4511158" calcext:value-type="float">
            <text:p>-0.4511158</text:p>
          </table:table-cell>
          <table:table-cell office:value-type="float" office:value="-0.350528" calcext:value-type="float">
            <text:p>-0.350528</text:p>
          </table:table-cell>
          <table:table-cell office:value-type="float" office:value="3.065298" calcext:value-type="float">
            <text:p>3.0652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-1.626049" calcext:value-type="float">
            <text:p>-1.626049</text:p>
          </table:table-cell>
          <table:table-cell office:value-type="float" office:value="-0.7854615" calcext:value-type="float">
            <text:p>-0.7854615</text:p>
          </table:table-cell>
          <table:table-cell office:value-type="float" office:value="-0.5855169" calcext:value-type="float">
            <text:p>-0.5855169</text:p>
          </table:table-cell>
          <table:table-cell office:value-type="float" office:value="-0.45822331" calcext:value-type="float">
            <text:p>-0.45822331</text:p>
          </table:table-cell>
          <table:table-cell office:value-type="float" office:value="-0.35766803" calcext:value-type="float">
            <text:p>-0.35766803</text:p>
          </table:table-cell>
          <table:table-cell office:value-type="float" office:value="2.765021" calcext:value-type="float">
            <text:p>2.7650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-1.626049" calcext:value-type="float">
            <text:p>-1.626049</text:p>
          </table:table-cell>
          <table:table-cell office:value-type="float" office:value="-0.7919058" calcext:value-type="float">
            <text:p>-0.7919058</text:p>
          </table:table-cell>
          <table:table-cell office:value-type="float" office:value="-0.5855169" calcext:value-type="float">
            <text:p>-0.5855169</text:p>
          </table:table-cell>
          <table:table-cell office:value-type="float" office:value="-0.45972561" calcext:value-type="float">
            <text:p>-0.45972561</text:p>
          </table:table-cell>
          <table:table-cell office:value-type="float" office:value="-0.35492771" calcext:value-type="float">
            <text:p>-0.35492771</text:p>
          </table:table-cell>
          <table:table-cell office:value-type="float" office:value="1.48441" calcext:value-type="float">
            <text:p>1.484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-2.44943" calcext:value-type="float">
            <text:p>-2.44943</text:p>
          </table:table-cell>
          <table:table-cell office:value-type="float" office:value="-0.9455202" calcext:value-type="float">
            <text:p>-0.9455202</text:p>
          </table:table-cell>
          <table:table-cell office:value-type="float" office:value="-0.6460331" calcext:value-type="float">
            <text:p>-0.6460331</text:p>
          </table:table-cell>
          <table:table-cell office:value-type="float" office:value="-0.59532671" calcext:value-type="float">
            <text:p>-0.59532671</text:p>
          </table:table-cell>
          <table:table-cell office:value-type="float" office:value="-0.38119609" calcext:value-type="float">
            <text:p>-0.38119609</text:p>
          </table:table-cell>
          <table:table-cell office:value-type="float" office:value="2.701767" calcext:value-type="float">
            <text:p>2.7017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-2.44943" calcext:value-type="float">
            <text:p>-2.44943</text:p>
          </table:table-cell>
          <table:table-cell office:value-type="float" office:value="-0.943173" calcext:value-type="float">
            <text:p>-0.943173</text:p>
          </table:table-cell>
          <table:table-cell office:value-type="float" office:value="-0.6469194" calcext:value-type="float">
            <text:p>-0.6469194</text:p>
          </table:table-cell>
          <table:table-cell office:value-type="float" office:value="-0.60280324" calcext:value-type="float">
            <text:p>-0.60280324</text:p>
          </table:table-cell>
          <table:table-cell office:value-type="float" office:value="-0.385618" calcext:value-type="float">
            <text:p>-0.385618</text:p>
          </table:table-cell>
          <table:table-cell office:value-type="float" office:value="2.701767" calcext:value-type="float">
            <text:p>2.7017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-2.018085" calcext:value-type="float">
            <text:p>-2.018085</text:p>
          </table:table-cell>
          <table:table-cell office:value-type="float" office:value="-0.8986773" calcext:value-type="float">
            <text:p>-0.8986773</text:p>
          </table:table-cell>
          <table:table-cell office:value-type="float" office:value="-0.66066" calcext:value-type="float">
            <text:p>-0.66066</text:p>
          </table:table-cell>
          <table:table-cell office:value-type="float" office:value="-0.60866211" calcext:value-type="float">
            <text:p>-0.60866211</text:p>
          </table:table-cell>
          <table:table-cell office:value-type="float" office:value="-0.4018676" calcext:value-type="float">
            <text:p>-0.4018676</text:p>
          </table:table-cell>
          <table:table-cell office:value-type="float" office:value="1.773902" calcext:value-type="float">
            <text:p>1.7739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-2.018085" calcext:value-type="float">
            <text:p>-2.018085</text:p>
          </table:table-cell>
          <table:table-cell office:value-type="float" office:value="-0.896566" calcext:value-type="float">
            <text:p>-0.896566</text:p>
          </table:table-cell>
          <table:table-cell office:value-type="float" office:value="-0.66066" calcext:value-type="float">
            <text:p>-0.66066</text:p>
          </table:table-cell>
          <table:table-cell office:value-type="float" office:value="-0.61510695" calcext:value-type="float">
            <text:p>-0.61510695</text:p>
          </table:table-cell>
          <table:table-cell office:value-type="float" office:value="-0.40459712" calcext:value-type="float">
            <text:p>-0.40459712</text:p>
          </table:table-cell>
          <table:table-cell office:value-type="float" office:value="1.442612" calcext:value-type="float">
            <text:p>1.4426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-2.698848" calcext:value-type="float">
            <text:p>-2.698848</text:p>
          </table:table-cell>
          <table:table-cell office:value-type="float" office:value="-0.9937467" calcext:value-type="float">
            <text:p>-0.9937467</text:p>
          </table:table-cell>
          <table:table-cell office:value-type="float" office:value="-0.7086678" calcext:value-type="float">
            <text:p>-0.7086678</text:p>
          </table:table-cell>
          <table:table-cell office:value-type="float" office:value="-0.66627064" calcext:value-type="float">
            <text:p>-0.66627064</text:p>
          </table:table-cell>
          <table:table-cell office:value-type="float" office:value="-0.43463019" calcext:value-type="float">
            <text:p>-0.43463019</text:p>
          </table:table-cell>
          <table:table-cell office:value-type="float" office:value="1.843475" calcext:value-type="float">
            <text:p>1.8434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-2.698848" calcext:value-type="float">
            <text:p>-2.698848</text:p>
          </table:table-cell>
          <table:table-cell office:value-type="float" office:value="-1.0006297" calcext:value-type="float">
            <text:p>-1.0006297</text:p>
          </table:table-cell>
          <table:table-cell office:value-type="float" office:value="-0.711069" calcext:value-type="float">
            <text:p>-0.711069</text:p>
          </table:table-cell>
          <table:table-cell office:value-type="float" office:value="-0.67850087" calcext:value-type="float">
            <text:p>-0.67850087</text:p>
          </table:table-cell>
          <table:table-cell office:value-type="float" office:value="-0.45303143" calcext:value-type="float">
            <text:p>-0.45303143</text:p>
          </table:table-cell>
          <table:table-cell office:value-type="float" office:value="1.843475" calcext:value-type="float">
            <text:p>1.8434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-3.509778" calcext:value-type="float">
            <text:p>-3.509778</text:p>
          </table:table-cell>
          <table:table-cell office:value-type="float" office:value="-1.2766389" calcext:value-type="float">
            <text:p>-1.2766389</text:p>
          </table:table-cell>
          <table:table-cell office:value-type="float" office:value="-0.7697389" calcext:value-type="float">
            <text:p>-0.7697389</text:p>
          </table:table-cell>
          <table:table-cell office:value-type="float" office:value="-0.76950107" calcext:value-type="float">
            <text:p>-0.76950107</text:p>
          </table:table-cell>
          <table:table-cell office:value-type="float" office:value="-0.42147754" calcext:value-type="float">
            <text:p>-0.42147754</text:p>
          </table:table-cell>
          <table:table-cell office:value-type="float" office:value="2.830579" calcext:value-type="float">
            <text:p>2.8305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-3.509778" calcext:value-type="float">
            <text:p>-3.509778</text:p>
          </table:table-cell>
          <table:table-cell office:value-type="float" office:value="-1.2829819" calcext:value-type="float">
            <text:p>-1.2829819</text:p>
          </table:table-cell>
          <table:table-cell office:value-type="float" office:value="-0.777583" calcext:value-type="float">
            <text:p>-0.777583</text:p>
          </table:table-cell>
          <table:table-cell office:value-type="float" office:value="-0.79286275" calcext:value-type="float">
            <text:p>-0.79286275</text:p>
          </table:table-cell>
          <table:table-cell office:value-type="float" office:value="-0.44149379" calcext:value-type="float">
            <text:p>-0.44149379</text:p>
          </table:table-cell>
          <table:table-cell office:value-type="float" office:value="2.830579" calcext:value-type="float">
            <text:p>2.8305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-3.509778" calcext:value-type="float">
            <text:p>-3.509778</text:p>
          </table:table-cell>
          <table:table-cell office:value-type="float" office:value="-1.2599124" calcext:value-type="float">
            <text:p>-1.2599124</text:p>
          </table:table-cell>
          <table:table-cell office:value-type="float" office:value="-0.7859357" calcext:value-type="float">
            <text:p>-0.7859357</text:p>
          </table:table-cell>
          <table:table-cell office:value-type="float" office:value="-0.79300685" calcext:value-type="float">
            <text:p>-0.79300685</text:p>
          </table:table-cell>
          <table:table-cell office:value-type="float" office:value="-0.4472136" calcext:value-type="float">
            <text:p>-0.4472136</text:p>
          </table:table-cell>
          <table:table-cell office:value-type="float" office:value="2.830579" calcext:value-type="float">
            <text:p>2.8305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-3.509778" calcext:value-type="float">
            <text:p>-3.509778</text:p>
          </table:table-cell>
          <table:table-cell office:value-type="float" office:value="-1.2747514" calcext:value-type="float">
            <text:p>-1.2747514</text:p>
          </table:table-cell>
          <table:table-cell office:value-type="float" office:value="-0.7847023" calcext:value-type="float">
            <text:p>-0.7847023</text:p>
          </table:table-cell>
          <table:table-cell office:value-type="float" office:value="-0.80592115" calcext:value-type="float">
            <text:p>-0.80592115</text:p>
          </table:table-cell>
          <table:table-cell office:value-type="float" office:value="-0.45649657" calcext:value-type="float">
            <text:p>-0.45649657</text:p>
          </table:table-cell>
          <table:table-cell office:value-type="float" office:value="2.830579" calcext:value-type="float">
            <text:p>2.830579</text:p>
          </table:table-cell>
          <table:table-cell table:number-columns-repeated="1011"/>
        </table:table-row>
      </table:table>
      <table:table table:name="Order" table:style-name="ta1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lowerQuantile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upperQuantile</text:p>
          </table:table-cell>
          <table:table-cell table:style-name="ce1" office:value-type="string" calcext:value-type="string">
            <text:p>max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-3.509778" calcext:value-type="float">
            <text:p>-3.509778</text:p>
          </table:table-cell>
          <table:table-cell office:value-type="float" office:value="-1.232103" calcext:value-type="float">
            <text:p>-1.232103</text:p>
          </table:table-cell>
          <table:table-cell office:value-type="float" office:value="-0.8089607" calcext:value-type="float">
            <text:p>-0.8089607</text:p>
          </table:table-cell>
          <table:table-cell office:value-type="float" office:value="-0.9292691" calcext:value-type="float">
            <text:p>-0.9292691</text:p>
          </table:table-cell>
          <table:table-cell office:value-type="float" office:value="-0.5651616" calcext:value-type="float">
            <text:p>-0.5651616</text:p>
          </table:table-cell>
          <table:table-cell office:value-type="float" office:value="1.9493487" calcext:value-type="float">
            <text:p>1.94934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-3.509778" calcext:value-type="float">
            <text:p>-3.509778</text:p>
          </table:table-cell>
          <table:table-cell office:value-type="float" office:value="-1.231326" calcext:value-type="float">
            <text:p>-1.231326</text:p>
          </table:table-cell>
          <table:table-cell office:value-type="float" office:value="-0.7994669" calcext:value-type="float">
            <text:p>-0.7994669</text:p>
          </table:table-cell>
          <table:table-cell office:value-type="float" office:value="-0.9374703" calcext:value-type="float">
            <text:p>-0.9374703</text:p>
          </table:table-cell>
          <table:table-cell office:value-type="float" office:value="-0.5595208" calcext:value-type="float">
            <text:p>-0.5595208</text:p>
          </table:table-cell>
          <table:table-cell office:value-type="float" office:value="3.0151134" calcext:value-type="float">
            <text:p>3.0151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-3.509778" calcext:value-type="float">
            <text:p>-3.509778</text:p>
          </table:table-cell>
          <table:table-cell office:value-type="float" office:value="-1.296122" calcext:value-type="float">
            <text:p>-1.296122</text:p>
          </table:table-cell>
          <table:table-cell office:value-type="float" office:value="-0.8759113" calcext:value-type="float">
            <text:p>-0.8759113</text:p>
          </table:table-cell>
          <table:table-cell office:value-type="float" office:value="-1.0139102" calcext:value-type="float">
            <text:p>-1.0139102</text:p>
          </table:table-cell>
          <table:table-cell office:value-type="float" office:value="-0.6176306" calcext:value-type="float">
            <text:p>-0.6176306</text:p>
          </table:table-cell>
          <table:table-cell office:value-type="float" office:value="0.9916317" calcext:value-type="float">
            <text:p>0.9916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-3.509778" calcext:value-type="float">
            <text:p>-3.509778</text:p>
          </table:table-cell>
          <table:table-cell office:value-type="float" office:value="-1.298427" calcext:value-type="float">
            <text:p>-1.298427</text:p>
          </table:table-cell>
          <table:table-cell office:value-type="float" office:value="-0.894945" calcext:value-type="float">
            <text:p>-0.894945</text:p>
          </table:table-cell>
          <table:table-cell office:value-type="float" office:value="-1.0166705" calcext:value-type="float">
            <text:p>-1.0166705</text:p>
          </table:table-cell>
          <table:table-cell office:value-type="float" office:value="-0.6288846" calcext:value-type="float">
            <text:p>-0.6288846</text:p>
          </table:table-cell>
          <table:table-cell office:value-type="float" office:value="0.9916317" calcext:value-type="float">
            <text:p>0.9916317</text:p>
          </table:table-cell>
          <table:table-cell table:number-columns-repeated="1016"/>
        </table:table-row>
      </table:table>
      <table:table table:name="Saturation" table:style-name="ta1"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6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lowerQuantile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upperQuantile</text:p>
          </table:table-cell>
          <table:table-cell table:style-name="ce1" office:value-type="string" calcext:value-type="string">
            <text:p>max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-1.997816" calcext:value-type="float">
            <text:p>-1.997816</text:p>
          </table:table-cell>
          <table:table-cell office:value-type="float" office:value="-0.5865256" calcext:value-type="float">
            <text:p>-0.5865256</text:p>
          </table:table-cell>
          <table:table-cell office:value-type="float" office:value="-0.1569767" calcext:value-type="float">
            <text:p>-0.1569767</text:p>
          </table:table-cell>
          <table:table-cell office:value-type="float" office:value="0.1455161" calcext:value-type="float">
            <text:p>0.1455161</text:p>
          </table:table-cell>
          <table:table-cell office:value-type="float" office:value="2.5368942" calcext:value-type="float">
            <text:p>2.5368942</text:p>
          </table:table-cell>
          <table:table-cell office:value-type="float" office:value="0.7154242" calcext:value-type="float">
            <text:p>0.7154242</text:p>
          </table:table-cell>
          <table:table-cell office:value-type="float" office:value="3.376668" calcext:value-type="float">
            <text:p>3.3766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-2.698848" calcext:value-type="float">
            <text:p>-2.698848</text:p>
          </table:table-cell>
          <table:table-cell office:value-type="float" office:value="-0.6554715" calcext:value-type="float">
            <text:p>-0.6554715</text:p>
          </table:table-cell>
          <table:table-cell office:value-type="float" office:value="-0.357668" calcext:value-type="float">
            <text:p>-0.357668</text:p>
          </table:table-cell>
          <table:table-cell office:value-type="float" office:value="-0.2082268" calcext:value-type="float">
            <text:p>-0.2082268</text:p>
          </table:table-cell>
          <table:table-cell office:value-type="float" office:value="1.7899206" calcext:value-type="float">
            <text:p>1.7899206</text:p>
          </table:table-cell>
          <table:table-cell office:value-type="float" office:value="0.02717568" calcext:value-type="float">
            <text:p>0.02717568</text:p>
          </table:table-cell>
          <table:table-cell office:value-type="float" office:value="3.214344" calcext:value-type="float">
            <text:p>3.2143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-1.954963" calcext:value-type="float">
            <text:p>-1.954963</text:p>
          </table:table-cell>
          <table:table-cell office:value-type="float" office:value="-0.623478" calcext:value-type="float">
            <text:p>-0.623478</text:p>
          </table:table-cell>
          <table:table-cell office:value-type="float" office:value="-0.36177" calcext:value-type="float">
            <text:p>-0.36177</text:p>
          </table:table-cell>
          <table:table-cell office:value-type="float" office:value="-0.283517" calcext:value-type="float">
            <text:p>-0.283517</text:p>
          </table:table-cell>
          <table:table-cell office:value-type="float" office:value="1.3577866" calcext:value-type="float">
            <text:p>1.3577866</text:p>
          </table:table-cell>
          <table:table-cell office:value-type="float" office:value="0.01632092" calcext:value-type="float">
            <text:p>0.01632092</text:p>
          </table:table-cell>
          <table:table-cell office:value-type="float" office:value="2.814786" calcext:value-type="float">
            <text:p>2.8147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.954963" calcext:value-type="float">
            <text:p>-1.954963</text:p>
          </table:table-cell>
          <table:table-cell office:value-type="float" office:value="-0.6225807" calcext:value-type="float">
            <text:p>-0.6225807</text:p>
          </table:table-cell>
          <table:table-cell office:value-type="float" office:value="-0.36177" calcext:value-type="float">
            <text:p>-0.36177</text:p>
          </table:table-cell>
          <table:table-cell office:value-type="float" office:value="-0.2899061" calcext:value-type="float">
            <text:p>-0.2899061</text:p>
          </table:table-cell>
          <table:table-cell office:value-type="float" office:value="1.3577938" calcext:value-type="float">
            <text:p>1.3577938</text:p>
          </table:table-cell>
          <table:table-cell office:value-type="float" office:value="0.0147745" calcext:value-type="float">
            <text:p>0.0147745</text:p>
          </table:table-cell>
          <table:table-cell office:value-type="float" office:value="2.814786" calcext:value-type="float">
            <text:p>2.8147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.954963" calcext:value-type="float">
            <text:p>-1.954963</text:p>
          </table:table-cell>
          <table:table-cell office:value-type="float" office:value="-0.6343419" calcext:value-type="float">
            <text:p>-0.6343419</text:p>
          </table:table-cell>
          <table:table-cell office:value-type="float" office:value="-0.3656712" calcext:value-type="float">
            <text:p>-0.3656712</text:p>
          </table:table-cell>
          <table:table-cell office:value-type="float" office:value="-0.2904798" calcext:value-type="float">
            <text:p>-0.2904798</text:p>
          </table:table-cell>
          <table:table-cell office:value-type="float" office:value="1.3577866" calcext:value-type="float">
            <text:p>1.3577866</text:p>
          </table:table-cell>
          <table:table-cell office:value-type="float" office:value="0.01443815" calcext:value-type="float">
            <text:p>0.01443815</text:p>
          </table:table-cell>
          <table:table-cell office:value-type="float" office:value="2.814786" calcext:value-type="float">
            <text:p>2.8147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-1.776142" calcext:value-type="float">
            <text:p>-1.776142</text:p>
          </table:table-cell>
          <table:table-cell office:value-type="float" office:value="-0.6343419" calcext:value-type="float">
            <text:p>-0.6343419</text:p>
          </table:table-cell>
          <table:table-cell office:value-type="float" office:value="-0.4060822" calcext:value-type="float">
            <text:p>-0.4060822</text:p>
          </table:table-cell>
          <table:table-cell office:value-type="float" office:value="-0.3051833" calcext:value-type="float">
            <text:p>-0.3051833</text:p>
          </table:table-cell>
          <table:table-cell office:value-type="float" office:value="1.7092567" calcext:value-type="float">
            <text:p>1.7092567</text:p>
          </table:table-cell>
          <table:table-cell office:value-type="float" office:value="-0.02095406" calcext:value-type="float">
            <text:p>-0.02095406</text:p>
          </table:table-cell>
          <table:table-cell office:value-type="float" office:value="2.285028" calcext:value-type="float">
            <text:p>2.2850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-1.776142" calcext:value-type="float">
            <text:p>-1.776142</text:p>
          </table:table-cell>
          <table:table-cell office:value-type="float" office:value="-0.6517079" calcext:value-type="float">
            <text:p>-0.6517079</text:p>
          </table:table-cell>
          <table:table-cell office:value-type="float" office:value="-0.4193285" calcext:value-type="float">
            <text:p>-0.4193285</text:p>
          </table:table-cell>
          <table:table-cell office:value-type="float" office:value="-0.3170468" calcext:value-type="float">
            <text:p>-0.3170468</text:p>
          </table:table-cell>
          <table:table-cell office:value-type="float" office:value="1.9673813" calcext:value-type="float">
            <text:p>1.9673813</text:p>
          </table:table-cell>
          <table:table-cell office:value-type="float" office:value="-0.07577116" calcext:value-type="float">
            <text:p>-0.07577116</text:p>
          </table:table-cell>
          <table:table-cell office:value-type="float" office:value="2.285028" calcext:value-type="float">
            <text:p>2.2850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-1.776142" calcext:value-type="float">
            <text:p>-1.776142</text:p>
          </table:table-cell>
          <table:table-cell office:value-type="float" office:value="-0.6514811" calcext:value-type="float">
            <text:p>-0.6514811</text:p>
          </table:table-cell>
          <table:table-cell office:value-type="float" office:value="-0.4372458" calcext:value-type="float">
            <text:p>-0.4372458</text:p>
          </table:table-cell>
          <table:table-cell office:value-type="float" office:value="-0.3292252" calcext:value-type="float">
            <text:p>-0.3292252</text:p>
          </table:table-cell>
          <table:table-cell office:value-type="float" office:value="1.281429" calcext:value-type="float">
            <text:p>1.281429</text:p>
          </table:table-cell>
          <table:table-cell office:value-type="float" office:value="-0.09075495" calcext:value-type="float">
            <text:p>-0.09075495</text:p>
          </table:table-cell>
          <table:table-cell office:value-type="float" office:value="1.672956" calcext:value-type="float">
            <text:p>1.6729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-1.776142" calcext:value-type="float">
            <text:p>-1.776142</text:p>
          </table:table-cell>
          <table:table-cell office:value-type="float" office:value="-0.705013" calcext:value-type="float">
            <text:p>-0.705013</text:p>
          </table:table-cell>
          <table:table-cell office:value-type="float" office:value="-0.4832354" calcext:value-type="float">
            <text:p>-0.4832354</text:p>
          </table:table-cell>
          <table:table-cell office:value-type="float" office:value="-0.3610225" calcext:value-type="float">
            <text:p>-0.3610225</text:p>
          </table:table-cell>
          <table:table-cell office:value-type="float" office:value="1.2814276" calcext:value-type="float">
            <text:p>1.2814276</text:p>
          </table:table-cell>
          <table:table-cell office:value-type="float" office:value="-0.16946169" calcext:value-type="float">
            <text:p>-0.16946169</text:p>
          </table:table-cell>
          <table:table-cell office:value-type="float" office:value="1.443852" calcext:value-type="float">
            <text:p>1.4438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-2.018085" calcext:value-type="float">
            <text:p>-2.018085</text:p>
          </table:table-cell>
          <table:table-cell office:value-type="float" office:value="-0.7850998" calcext:value-type="float">
            <text:p>-0.7850998</text:p>
          </table:table-cell>
          <table:table-cell office:value-type="float" office:value="-0.4399361" calcext:value-type="float">
            <text:p>-0.4399361</text:p>
          </table:table-cell>
          <table:table-cell office:value-type="float" office:value="-0.3794674" calcext:value-type="float">
            <text:p>-0.3794674</text:p>
          </table:table-cell>
          <table:table-cell office:value-type="float" office:value="3.4360708" calcext:value-type="float">
            <text:p>3.4360708</text:p>
          </table:table-cell>
          <table:table-cell office:value-type="float" office:value="-0.13824009" calcext:value-type="float">
            <text:p>-0.13824009</text:p>
          </table:table-cell>
          <table:table-cell office:value-type="float" office:value="4.734129" calcext:value-type="float">
            <text:p>4.7341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-1.626049" calcext:value-type="float">
            <text:p>-1.626049</text:p>
          </table:table-cell>
          <table:table-cell office:value-type="float" office:value="-0.7965416" calcext:value-type="float">
            <text:p>-0.7965416</text:p>
          </table:table-cell>
          <table:table-cell office:value-type="float" office:value="-0.5329635" calcext:value-type="float">
            <text:p>-0.5329635</text:p>
          </table:table-cell>
          <table:table-cell office:value-type="float" office:value="-0.4478537" calcext:value-type="float">
            <text:p>-0.4478537</text:p>
          </table:table-cell>
          <table:table-cell office:value-type="float" office:value="2.0023882" calcext:value-type="float">
            <text:p>2.0023882</text:p>
          </table:table-cell>
          <table:table-cell office:value-type="float" office:value="-0.24918472" calcext:value-type="float">
            <text:p>-0.24918472</text:p>
          </table:table-cell>
          <table:table-cell office:value-type="float" office:value="3.234273" calcext:value-type="float">
            <text:p>3.2342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-1.626049" calcext:value-type="float">
            <text:p>-1.626049</text:p>
          </table:table-cell>
          <table:table-cell office:value-type="float" office:value="-0.8274895" calcext:value-type="float">
            <text:p>-0.8274895</text:p>
          </table:table-cell>
          <table:table-cell office:value-type="float" office:value="-0.6046971" calcext:value-type="float">
            <text:p>-0.6046971</text:p>
          </table:table-cell>
          <table:table-cell office:value-type="float" office:value="-0.5346164" calcext:value-type="float">
            <text:p>-0.5346164</text:p>
          </table:table-cell>
          <table:table-cell office:value-type="float" office:value="2.0023879" calcext:value-type="float">
            <text:p>2.0023879</text:p>
          </table:table-cell>
          <table:table-cell office:value-type="float" office:value="-0.36680506" calcext:value-type="float">
            <text:p>-0.36680506</text:p>
          </table:table-cell>
          <table:table-cell office:value-type="float" office:value="2.765021" calcext:value-type="float">
            <text:p>2.7650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-2.018085" calcext:value-type="float">
            <text:p>-2.018085</text:p>
          </table:table-cell>
          <table:table-cell office:value-type="float" office:value="-0.9106837" calcext:value-type="float">
            <text:p>-0.9106837</text:p>
          </table:table-cell>
          <table:table-cell office:value-type="float" office:value="-0.6788565" calcext:value-type="float">
            <text:p>-0.6788565</text:p>
          </table:table-cell>
          <table:table-cell office:value-type="float" office:value="-0.639413" calcext:value-type="float">
            <text:p>-0.639413</text:p>
          </table:table-cell>
          <table:table-cell office:value-type="float" office:value="1.458085" calcext:value-type="float">
            <text:p>1.458085</text:p>
          </table:table-cell>
          <table:table-cell office:value-type="float" office:value="-0.41805711" calcext:value-type="float">
            <text:p>-0.41805711</text:p>
          </table:table-cell>
          <table:table-cell office:value-type="float" office:value="1.773902" calcext:value-type="float">
            <text:p>1.7739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-2.698848" calcext:value-type="float">
            <text:p>-2.698848</text:p>
          </table:table-cell>
          <table:table-cell office:value-type="float" office:value="-1.0129747" calcext:value-type="float">
            <text:p>-1.0129747</text:p>
          </table:table-cell>
          <table:table-cell office:value-type="float" office:value="-0.7230294" calcext:value-type="float">
            <text:p>-0.7230294</text:p>
          </table:table-cell>
          <table:table-cell office:value-type="float" office:value="-0.6905967" calcext:value-type="float">
            <text:p>-0.6905967</text:p>
          </table:table-cell>
          <table:table-cell office:value-type="float" office:value="0.9961419" calcext:value-type="float">
            <text:p>0.9961419</text:p>
          </table:table-cell>
          <table:table-cell office:value-type="float" office:value="-0.46298147" calcext:value-type="float">
            <text:p>-0.46298147</text:p>
          </table:table-cell>
          <table:table-cell office:value-type="float" office:value="1.843475" calcext:value-type="float">
            <text:p>1.8434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-3.509778" calcext:value-type="float">
            <text:p>-3.509778</text:p>
          </table:table-cell>
          <table:table-cell office:value-type="float" office:value="-1.2705697" calcext:value-type="float">
            <text:p>-1.2705697</text:p>
          </table:table-cell>
          <table:table-cell office:value-type="float" office:value="-0.7969644" calcext:value-type="float">
            <text:p>-0.7969644</text:p>
          </table:table-cell>
          <table:table-cell office:value-type="float" office:value="-0.8118037" calcext:value-type="float">
            <text:p>-0.8118037</text:p>
          </table:table-cell>
          <table:table-cell office:value-type="float" office:value="1.6423281" calcext:value-type="float">
            <text:p>1.6423281</text:p>
          </table:table-cell>
          <table:table-cell office:value-type="float" office:value="-0.48056098" calcext:value-type="float">
            <text:p>-0.48056098</text:p>
          </table:table-cell>
          <table:table-cell office:value-type="float" office:value="2.830579" calcext:value-type="float">
            <text:p>2.830579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Strategy.A1:Strategy.I1048576">
          <table:sort>
            <table:sort-by table:field-number="6" table:order="descending" table:data-type="automatic"/>
          </table:sort>
        </table:database-range>
        <table:database-range table:name="__Anonymous_Sheet_DB__1" table:target-range-address="Order.A1:Order.G5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Saturation.A1:Saturation.I1048576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11:54:02.4514398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4:45:25.074486311</meta:creation-date>
    <dc:date>2016-09-15T12:00:18.034926347</dc:date>
    <meta:editing-duration>PT24M34S</meta:editing-duration>
    <meta:editing-cycles>6</meta:editing-cycles>
    <meta:generator>LibreOffice/4.2.8.2$Linux_X86_64 LibreOffice_project/420m0$Build-2</meta:generator>
    <meta:document-statistic meta:table-count="3" meta:cell-count="723" meta:object-count="0"/>
  </office:meta>
</office:document-meta>
</file>